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size="72pt" fo:font-weight="bold"/>
    </style:style>
    <style:style style:name="P3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ffffff" fo:font-family="'Times New Roman'" style:font-family-generic="roman" style:font-pitch="variable" fo:font-size="60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Niech zabrzmi</text:span><text:span text:style-name="T1"><text:line-break/></text:span><text:span text:style-name="T1">uwielbienia hymn</text:span><text:span text:style-name="T1"><text:line-break/></text:span><text:span text:style-name="T1">Niech płynie chwała</text:span><text:span text:style-name="T1"><text:line-break/></text:span><text:span text:style-name="T1">z naszych ust</text:span><text:span text:style-name="T1"><text:line-break/></text:span><text:span text:style-name="T1">Niechaj bramy</text:span><text:span text:style-name="T1"><text:line-break/></text:span><text:span text:style-name="T1">podniosą swe szczyty</text:span><text:span text:style-name="T1"><text:line-break/></text:span><text:span text:style-name="T1">I uniosą się podwoje serc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Bo wkracza </text:span><text:span text:style-name="T1">do świątyni Król</text:span><text:span text:style-name="T1"><text:line-break/></text:span><text:span text:style-name="T1">Pełen chwały </text:span><text:span text:style-name="T1">i świętości jest</text:span><text:span text:style-name="T1"><text:line-break/></text:span><text:span text:style-name="T1">Przygotujmy więc</text:span><text:span text:style-name="T1"><text:line-break/></text:span><text:span text:style-name="T1">drogę dla Niego</text:span><text:span text:style-name="T1"><text:line-break/></text:span><text:span text:style-name="T1">Wyrównajmy swe ścieżki</text:span><text:span text:style-name="T1"><text:line-break/></text:span><text:span text:style-name="T1">by mógł wejść do naszych serc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19">
        <draw:frame presentation:style-name="pr1" draw:text-style-name="P2" draw:layer="layout" svg:width="28cm" svg:height="21cm" svg:x="-0.001cm" svg:y="0cm" presentation:class="title" presentation:user-transformed="true">
          <draw:text-box>
            <text:p text:style-name="P1"><text:span text:style-name="T1">Jezu Ty jesteś </text:span><text:span text:style-name="T1">dobrą nowiną</text:span><text:span text:style-name="T1"><text:line-break/></text:span><text:span text:style-name="T1">dla wszystkich </text:span><text:span text:style-name="T1">ubogich świata</text:span><text:span text:style-name="T1"><text:line-break/></text:span><text:span text:style-name="T1">Bo Ty przywracasz</text:span><text:span text:style-name="T1"><text:line-break/></text:span><text:span text:style-name="T1">wzrok niewidomym</text:span><text:span text:style-name="T1"><text:line-break/></text:span><text:span text:style-name="T1">więźniom głosisz wolność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1T19"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Ty jesteś Mocą</text:span><text:span text:style-name="T1"><text:line-break/></text:span><text:span text:style-name="T1">i zwycięstwem w grzechu</text:span><text:span text:style-name="T1"><text:line-break/></text:span><text:span text:style-name="T1">i w mej słabości</text:span><text:span text:style-name="T1"><text:line-break/></text:span><text:span text:style-name="T1">Jesteś wczoraj i dziś</text:span><text:span text:style-name="T1"><text:line-break/></text:span><text:span text:style-name="T1">na wieki Ten sam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er&gt;</text:page-number></text:span></text:p>
        </draw:text-box>
      </draw:frame>
    </style:handout-master>
    <style:master-page style:name="Domyślnie" style:page-layout-name="PM1" draw:style-name="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creation-date>2006-06-06T16:51:14</meta:creation-date>
    <dc:creator>Rafał Talacha</dc:creator>
    <dc:date>2009-01-27T10:27:53</dc:date>
    <dc:language>pl-PL</dc:language>
    <meta:editing-cycles>5</meta:editing-cycles>
    <meta:editing-duration>PT5M54S</meta:editing-duration>
    <meta:user-defined meta:name="Info 1"/>
    <meta:user-defined meta:name="Info 2"/>
    <meta:user-defined meta:name="Info 3"/>
    <meta:user-defined meta:name="Info 4"/>
    <meta:document-statistic meta:object-count="33"/>
  </office:meta>
</office:document-meta>
</file>